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se Dummy Lib</text:p>
      <text:p text:style-name="Standard"/>
      <text:p text:style-name="Standard">Erleuterung:</text:p>
      <text:p text:style-name="Standard">Im Folgenden Abschnitt wird der Prototyp zur Einbindung externer Funktionalität in ein Android Applikations Projekt erleutert und auf Basis der definierten Anforderungen aus Kapitel ... analysiert. </text:p>
      <text:p text:style-name="Standard">Im Packet java\com\wagner\android\gesturelib befinden sich zwei Klassen</text:p>
      <text:list xml:id="list8934181674962557103" text:style-name="L1">
        <text:list-item>
          <text:p text:style-name="P2">DummyLib</text:p>
        </text:list-item>
        <text:list-item>
          <text:p text:style-name="P2">DummyLibView</text:p>
        </text:list-item>
      </text:list>
      <text:p text:style-name="Standard">Während die DummyLib einfache String Operationen der Java Standart Edition anbietet, operiert die DummyLibView tatsächlich auf Funktionalität des com.google.android Paketes. Hier wird konkret angeboten ein TextView Element zu dem View Kontext, an bestimmter Stelle hinzu zu fühgen.</text:p>
      <text:p text:style-name="Standard">Um diese Funktionalität zu nutzen muss die prototypische Bibliothek in den Kontext eines App Projektes eingebunden werden. Hierzu wird in dem SampleApp Projekt eine entsprechende Dependency in der Maven POM.xml Datei definiert</text:p>
      <text:p text:style-name="Standard"><text:s text:c="8"/>&lt;dependency&gt;</text:p>
      <text:p text:style-name="Standard"><text:s text:c="12"/>&lt;groupId&gt;com.wagner.android.gestureLib&lt;/groupId&gt;</text:p>
      <text:p text:style-name="Standard"><text:s text:c="12"/>&lt;artifactId&gt;GestureLib&lt;/artifactId&gt;d</text:p>
      <text:p text:style-name="Standard"><text:s text:c="12"/>&lt;version&gt;1.0.0&lt;/version&gt;</text:p>
      <text:p text:style-name="Standard"><text:s text:c="8"/>&lt;/dependency&gt;</text:p>
      <text:p text:style-name="Standard"/>
      <text:p text:style-name="Standard">Die Klassen DummyLib und DummyLibView können nun Instanziiert und deren Methoden verwendet werden.</text:p>
      <text:p text:style-name="Standard">&lt;&lt;Kommunikations/ Sequenzdiagramm&gt;&gt;</text:p>
      <text:p text:style-name="Standard"/>
      <text:p text:style-name="Standard">Die Einbindung eines View Elementes über die Biblioteksfunktion hat dabei die Besonderheit, dass das View Element nicht über ein in XML beschriebenes Layout definiert werden kann, sondern programmatisch innerhalb der Methode <text:span text:style-name="T1">addDummyTextView </text:span><text:span text:style-name="T2">instanziiert werden muss.</text:span></text:p>
      <text:p text:style-name="P1"><text:span text:style-name="T2"><text:s text:c="8"/></text:span><text:span text:style-name="T1">final TextView textView = new TextView(viewGroup.getContext());</text:span></text:p>
      <text:p text:style-name="Standard">Für die Instanziierung wird dabei der App Kontext benötigt. Das neue TextView Element wird final der ViewGroup der Applikation hinzu gefühgt und wird damit in der App entsprechend mit angezeigt. </text:p>
      <text:p text:style-name="Standard"/>
      <text:p text:style-name="Standard">Architektur Pattern</text:p>
      <text:p text:style-name="Standard">Anforderung nach der Definition der Schnittstellen, welche Architekturpattern machen an dieser Stelle sin, bzw bieten einen Mehrwert für die Stakeholder:</text:p>
      <text:p text:style-name="Standard"/>
      <text:p text:style-name="Standard">Die Einbindung unterschiedlicher Funktionalität wie sie im Prototyp vorgestellt erinnert an eine Art Utility, in der in sich Abgeschlossene Methoden jeweils bestimmte Funktionalität direkt adressieren.</text:p>
      <text:p text:style-name="Standard"/>
      <text:p text:style-name="Standard">Im Prototyp ist eine geringe Kopplung erkennbar, in der die Kommunikation zwischen den Klassen der Android App und der PrototypLib, in der Objekte lediglich über die Methodenparameter ausgetauscht werden. </text:p>
      <text:p text:style-name="Standard">Eine weitere Abstrakton der Kommunikation über eine globale Struktur erscheint an dieser Stelle nicht sinvoll, da hierbei die Lesbarkeit für den Entwickler (siehe Stakeholder) deutlich erschwehrt wird.</text:p>
      <text:p text:style-name="Standard">Das Bestreben nach einer möglichst hohen Kohäsion, in der Kommunikation zwischen Klassen der Android Applikation und Klassen der PrototypLib an möglichst wenig zentralen Stellen definiert ist, macht nicht zwangsweise auch für diesen konkreten Anwendungskontext sinn. Sollte die Prototyp eine Art Utility Klasse anbieten, so macht es durchaus Sinn mehrere Einstiegspunkte nämlich pro Util Methode anzubieten.</text:p>
      <text:p text:style-name="Standard"><text:soft-page-break/>An vorderster Stelle sollte für die in diesem Projekt angestrebte Entwicklung die Lesbarkeit und die intuitive Handhabung der angebotenen Android Bausteine haben. Daher kann das Prinzip Separation of Conserns, nach dem die Aufteilung entsprechent der Funktionalität erfolgt gewinnbringend angewand werden.</text:p>
      <text:p text:style-name="Standard"/>
      <text:p text:style-name="Standard"/>
      <text:p text:style-name="Standard"/>
      <text:p text:style-name="Standard"/>
      <text:p text:style-name="Standard">Analyse des Prototyps in Hinsicht auf den Konfort der Einbindung der Bibliothek und Versionierung:</text:p>
      <text:p text:style-name="Standard">Die Einbindung der Bibliothek in ein Android App Projekt ist auf unterschiedlichen Wegen möglich. Dadurch, dass zu der Bibliothek eine POM mit entsprechender Versionierung existiert ist das Laden der Bibliothek mittels Maven aber auch durch Gradle möglich. Die Einbindung mittels Maven geschiet dabei über Angabe der Dependency </text:p>
      <text:p text:style-name="Standard">&lt;dependency example&gt;</text:p>
      <text:p text:style-name="Standard"/>
      <text:p text:style-name="Standard">Für die manuelle Einbindung muss lediglich das Jar der Bibliothek im Projekt referenziert und dem Classpath hinzugefühgt werden. </text:p>
      <text:p text:style-name="Standard"/>
      <text:p text:style-name="Standard">Dadurch, dass durch Maven eine eindeutig benannte Jar Datei nach dem Muster &lt;Bibliotheksbezeichnung&gt;_&lt;Version&gt;.jar erzeugt wird, ist die Bibliothek auch grundsätzlich kompatibel für das Bauen einer Android Applikation unter ANT.</text:p>
      <text:p text:style-name="Standard"/>
      <text:p text:style-name="Standard">Die Anforderungen nach möglichst flexibler und einfacher Einbindbarkeit der Bibliothek in eine Applikation werden durch bereits durch den oben vorgestellten Prototyp adressiert. Dabei lässt sich die Bibliothek komfortabel mittels Maven integrieren und gleichzeitig besteht eine Kompatibilität zu den Build Tools Ant und Graddle.</text:p>
      <text:p text:style-name="Standard">------------------- Ende Anforderungen zu Integration</text:p>
      <text:p text:style-name="Standard"/>
      <text:p text:style-name="Standard"/>
      <text:p text:style-name="Standard"/>
      <text:p text:style-name="Standard">Was leistet eine Externe Bibliothek, was kann ausgelagert werden?</text:p>
      <text:p text:style-name="Standard">Der erste Prototyp zeigt wie einerseits Funktionalitäten, definiert in der JavaSE einfach innerhalb einer Android App genutzt werden kann, andererseits aber auch Android spezifische Elemente dem <text:s/>Aktivitätskontext hinzugefühgt oder Manipuliert werden können.</text:p>
      <text:p text:style-name="Standard">Hierzu wird im Prototyp in der Klasse DummyLibView der ViewContext des im Konstruktor übergebenen Actvity Objektes ausgelesen und an die View Struktur ein zusätzliches TextView Objekt angehängt, mit diviersen Layout Einstellungen zur Positionierung und Skallierung des neuen Elements.</text:p>
      <text:p text:style-name="Standard"/>
      <text:p text:style-name="Standard">&lt;Skizze&gt; </text:p>
      <text:p text:style-name="Standard">Auf Abhängigkeiten und Strukturen eins ViewContextes wird im Kapitel .... näher eingegangen <text:s/></text:p>
      <text:p text:style-name="Standard"/>
      <text:p text:style-name="Standard"/>
      <text:p text:style-name="Standard"/>
      <text:p text:style-name="Standard">Wie sieht die Schnittstelle für bestimmte Funktionalitäten aus? // Kritische Gesichtspunkte???</text:p>
      <text:p text:style-name="Standard">Der erste prototypische Implementierung der DummyLib und der DummyLibView haben gezeigt wie auf </text:p>
      <text:p text:style-name="Standard"/>
      <text:p text:style-name="Standard"/>
      <text:p text:style-name="Standard"/>
      <text:p text:style-name="Standard"/>
      <text:p text:style-name="Standard"><text:soft-page-break/>Was bedeutet die Einbindung für den Nutzer der App???</text:p>
      <text:p text:style-name="Standard"/>
      <text:p text:style-name="Standard">Abhängigkeiten View Context ... View Tr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45M46S</meta:editing-duration>
    <meta:editing-cycles>18</meta:editing-cycles>
    <meta:generator>OpenOffice/4.0.1$Win32 OpenOffice.org_project/401m5$Build-9714</meta:generator>
    <dc:date>2014-09-25T17:06:10.67</dc:date>
    <meta:document-statistic meta:table-count="0" meta:image-count="0" meta:object-count="0" meta:page-count="3" meta:paragraph-count="41" meta:word-count="688" meta:character-count="5347"/>
    <meta:user-defined meta:name="Info 1"/>
    <meta:user-defined meta:name="Info 2"/>
    <meta:user-defined meta:name="Info 3"/>
    <meta:user-defined meta:name="Info 4"/>
  </office:meta>
</office:document-meta>
</file>